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e13f"/>
    </style:style>
    <style:style style:name="P2" style:family="paragraph" style:parent-style-name="Standard">
      <style:text-properties officeooo:rsid="000ff0e9" officeooo:paragraph-rsid="000ff0e9"/>
    </style:style>
    <style:style style:name="P3" style:family="paragraph" style:parent-style-name="Standard">
      <style:text-properties officeooo:rsid="000ff0e9" officeooo:paragraph-rsid="000ff0e9"/>
    </style:style>
    <style:style style:name="T1" style:family="text">
      <style:text-properties officeooo:rsid="000fe13f"/>
    </style:style>
    <style:style style:name="T2" style:family="text">
      <style:text-properties officeooo:rsid="000ff0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) </text:span><text:span text:style-name="T2">Check students &gt; groups</text:span></text:p>
      <text:p text:style-name="P2">2)</text:p>
      <text:p text:style-name="P2"/>
      <text:p text:style-name="P2"/>
      <text:p text:style-name="P2">Jack</text:p>
      <text:p text:style-name="P2">Jane</text:p>
      <text:p text:style-name="P2">Sarah</text:p>
      <text:p text:style-name="P2">Frank </text:p>
      <text:p text:style-name="P2">Keith</text:p>
      <text:p text:style-name="P2">Rachel</text:p>
      <text:p text:style-name="P2">Melv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7T16:22:46.513155819</meta:creation-date>
    <meta:generator>LibreOffice/6.4.7.2$Linux_X86_64 LibreOffice_project/40$Build-2</meta:generator>
    <dc:date>2022-11-05T10:16:42.900713507</dc:date>
    <meta:editing-duration>PT33M8S</meta:editing-duration>
    <meta:editing-cycles>7</meta:editing-cycles>
    <meta:document-statistic meta:table-count="0" meta:image-count="0" meta:object-count="0" meta:page-count="1" meta:paragraph-count="9" meta:word-count="13" meta:character-count="64" meta:non-whitespace-character-count="59"/>
  </office:meta>
</office:document-meta>
</file>